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4.2cm"/>
    </style:style>
    <style:style style:name="Table1.E" style:family="table-column">
      <style:table-column-properties style:column-width="2.401cm"/>
    </style:style>
    <style:style style:name="Table1.F" style:family="table-column">
      <style:table-column-properties style:column-width="2.649cm"/>
    </style:style>
    <style:style style:name="Table1.G" style:family="table-column">
      <style:table-column-properties style:column-width="2.35cm"/>
    </style:style>
    <style:style style:name="Table1.H" style:family="table-column">
      <style:table-column-properties style:column-width="1.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text-properties officeooo:paragraph-rsid="0003958d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6.5pt" officeooo:rsid="00207cf6" officeooo:paragraph-rsid="00207cf6" style:font-size-asian="6.5pt" style:font-size-complex="6.5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13" style:family="paragraph" style:parent-style-name="Standard">
      <style:paragraph-properties fo:text-align="end" style:justify-single-word="false"/>
      <style:text-properties style:font-name="Arial" fo:font-size="6.5pt" officeooo:paragraph-rsid="00207cf6" style:font-size-asian="6.5pt" style:font-size-complex="6.5pt"/>
    </style:style>
    <style:style style:name="P14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officeooo:rsid="0023ac47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207cf6"/>
    </style:style>
    <style:style style:name="T9" style:family="text">
      <style:text-properties officeooo:rsid="0026f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3"><text:span text:style-name="T2">Reporte de </text:span><text:span text:style-name="T5">Egresos</text:span></text:p>
      <text:p text:style-name="P14" loext:marker-style-name="T3"><text:span text:style-name="T4">Histórico</text:span></text:p>
      <text:p text:style-name="P14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Nombre de la Actividad</text:p>
          </table:table-cell>
          <table:table-cell table:style-name="Table1.A1" office:value-type="string">
            <text:p text:style-name="P9">Fecha</text:p>
          </table:table-cell>
          <table:table-cell table:style-name="Table1.A1" office:value-type="string">
            <text:p text:style-name="P11">Cantidad</text:p>
          </table:table-cell>
          <table:table-cell table:style-name="Table1.A1" office:value-type="string">
            <text:p text:style-name="P9">Razón</text:p>
          </table:table-cell>
          <table:table-cell table:style-name="Table1.A1" office:value-type="string">
            <text:p text:style-name="P9">Numero Documento</text:p>
          </table:table-cell>
          <table:table-cell table:style-name="Table1.A1" office:value-type="string">
            <text:p text:style-name="P9">No Transaccion</text:p>
          </table:table-cell>
          <table:table-cell table:style-name="Table1.A1" office:value-type="string">
            <text:p text:style-name="P9">Tipo Control</text:p>
          </table:table-cell>
          <table:table-cell table:style-name="Table1.A1" office:value-type="string">
            <text:p text:style-name="P9">Tipo Aportacion</text:p>
          </table:table-cell>
        </table:table-row>
        <table:table-row>
          <table:table-cell table:style-name="Table1.A1" office:value-type="string">
            <text:p text:style-name="P4">{d.<text:span text:style-name="T6">ingreso</text:span><text:span text:style-name="T1">[i]</text:span>.nombreActividad}</text:p>
          </table:table-cell>
          <table:table-cell table:style-name="Table1.A1" office:value-type="string">
            <text:p text:style-name="P4">{d.<text:span text:style-name="T6">ingreso</text:span><text:span text:style-name="T1">[i]</text:span>.fechaActividad}</text:p>
          </table:table-cell>
          <table:table-cell table:style-name="Table1.A1" office:value-type="string">
            <text:p text:style-name="P2">{d.<text:span text:style-name="T6">ingreso</text:span><text:span text:style-name="T1">[i]</text:span>.<text:span text:style-name="T8">cantidad</text:span>}</text:p>
          </table:table-cell>
          <table:table-cell table:style-name="Table1.A1" office:value-type="string">
            <text:p text:style-name="P4">{d.<text:span text:style-name="T6">ingreso</text:span><text:span text:style-name="T1">[i]</text:span>.<text:span text:style-name="T7">razon</text:span>}</text:p>
          </table:table-cell>
          <table:table-cell table:style-name="Table1.A1" office:value-type="string">
            <text:p text:style-name="P4">{d.<text:span text:style-name="T6">ingreso</text:span><text:span text:style-name="T1">[i]</text:span>.<text:span text:style-name="T7">dui</text:span>}</text:p>
          </table:table-cell>
          <table:table-cell table:style-name="Table1.A1" office:value-type="string">
            <text:p text:style-name="P4">{d.<text:span text:style-name="T6">ingreso</text:span><text:span text:style-name="T1">[i]</text:span>.noTransaccion}</text:p>
          </table:table-cell>
          <table:table-cell table:style-name="Table1.A1" office:value-type="string">
            <text:p text:style-name="P4">{d.<text:span text:style-name="T6">ingreso</text:span><text:span text:style-name="T1">[i]</text:span>.tipoAportacion}</text:p>
          </table:table-cell>
          <table:table-cell table:style-name="Table1.A1" office:value-type="string">
            <text:p text:style-name="P4">{d.<text:span text:style-name="T6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5">{d.<text:span text:style-name="T6">ingreso</text:span><text:span text:style-name="T1">[i</text:span><text:span text:style-name="T6">+1</text:span><text:span text:style-name="T1">]</text:span>.nombreActividad}</text:p>
          </table:table-cell>
          <table:table-cell table:style-name="Table1.A1" office:value-type="string">
            <text:p text:style-name="P4">{d.<text:span text:style-name="T6">ingreso</text:span><text:span text:style-name="T1">[i</text:span><text:span text:style-name="T7">+1</text:span><text:span text:style-name="T1">]</text:span>.fechaActividad}</text:p>
          </table:table-cell>
          <table:table-cell table:style-name="Table1.A1" office:value-type="string">
            <text:p text:style-name="P3">{d.<text:span text:style-name="T6">ingreso</text:span><text:span text:style-name="T1">[i</text:span><text:span text:style-name="T7">+1</text:span><text:span text:style-name="T1">]</text:span>. <text:span text:style-name="T8">cantidad</text:span> }</text:p>
          </table:table-cell>
          <table:table-cell table:style-name="Table1.A1" office:value-type="string">
            <text:p text:style-name="P6">{d.<text:span text:style-name="T6">ingreso</text:span><text:span text:style-name="T1">[i</text:span><text:span text:style-name="T7">+1</text:span><text:span text:style-name="T1">]</text:span>.<text:span text:style-name="T7">razon</text:span>}</text:p>
          </table:table-cell>
          <table:table-cell table:style-name="Table1.A1" office:value-type="string">
            <text:p text:style-name="P6">{d.<text:span text:style-name="T6">ingreso</text:span><text:span text:style-name="T1">[i</text:span><text:span text:style-name="T7">+1</text:span><text:span text:style-name="T1">]</text:span>.<text:span text:style-name="T7">dui</text:span>}</text:p>
          </table:table-cell>
          <table:table-cell table:style-name="Table1.A1" office:value-type="string">
            <text:p text:style-name="P6">{d.<text:span text:style-name="T6">ingreso</text:span><text:span text:style-name="T1">[i</text:span><text:span text:style-name="T7">+1</text:span><text:span text:style-name="T1">]</text:span>.noTransaccion}</text:p>
          </table:table-cell>
          <table:table-cell table:style-name="Table1.A1" office:value-type="string">
            <text:p text:style-name="P6">{d.<text:span text:style-name="T6">ingreso</text:span><text:span text:style-name="T1">[i</text:span><text:span text:style-name="T7">+1</text:span><text:span text:style-name="T1">]</text:span>.tipoAportacion}</text:p>
          </table:table-cell>
          <table:table-cell table:style-name="Table1.A1" office:value-type="string">
            <text:p text:style-name="P6">{d.<text:span text:style-name="T6">ingreso</text:span><text:span text:style-name="T1">[i</text:span><text:span text:style-name="T7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7">Total <text:span text:style-name="T9">Egreso</text:span></text:p>
          </table:table-cell>
          <table:covered-table-cell/>
          <table:table-cell table:style-name="Table1.A4" office:value-type="string">
            <text:p text:style-name="P13" loext:marker-style-name="T3"><text:span text:style-name="T2">{d.total} 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26T08:03:18.965221816</dc:date>
    <meta:editing-duration>PT1H18M17S</meta:editing-duration>
    <meta:editing-cycles>34</meta:editing-cycles>
    <meta:document-statistic meta:table-count="1" meta:image-count="0" meta:object-count="0" meta:page-count="1" meta:paragraph-count="28" meta:word-count="40" meta:character-count="570" meta:non-whitespace-character-count="557"/>
  </office:meta>
</office:document-meta>
</file>